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1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LFP26650P</text:p>
          </table:table-cell>
          <table:table-cell table:number-columns-repeated="3"/>
          <table:table-cell table:style-name="ce1" office:value-type="string" calcext:value-type="string">
            <text:p>Mo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Voltage: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ower: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 Discharg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s</text:p>
          </table:table-cell>
          <table:table-cell table:formula="of:=6*[.$B$4]" office:value-type="float" office:value="19.2" calcext:value-type="float">
            <text:p>19.2</text:p>
          </table:table-cell>
          <table:table-cell office:value-type="string" calcext:value-type="string">
            <text:p>V</text:p>
          </table:table-cell>
          <table:table-cell table:style-name="ce2" table:formula="of:=[.$F$4]/[.F5]"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eak 30s discharg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s</text:p>
          </table:table-cell>
          <table:table-cell table:formula="of:=7*[.$B$4]" office:value-type="float" office:value="22.4" calcext:value-type="float">
            <text:p>22.4</text:p>
          </table:table-cell>
          <table:table-cell office:value-type="string" calcext:value-type="string">
            <text:p>V</text:p>
          </table:table-cell>
          <table:table-cell table:style-name="ce2" table:formula="of:=[.$F$4]/[.F6]" office:value-type="float" office:value="107.142857142857" calcext:value-type="float">
            <text:p>1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e current: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s</text:p>
          </table:table-cell>
          <table:table-cell table:formula="of:=8*[.$B$4]" office:value-type="float" office:value="25.6" calcext:value-type="float">
            <text:p>25.6</text:p>
          </table:table-cell>
          <table:table-cell office:value-type="string" calcext:value-type="string">
            <text:p>V</text:p>
          </table:table-cell>
          <table:table-cell table:style-name="ce2" table:formula="of:=[.$F$4]/[.F7]" office:value-type="float" office:value="93.75" calcext:value-type="float">
            <text:p>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e Voltage: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Voltage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x const dischar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pulse discharge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short output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ries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ck Specifi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 Voltage:</text:p>
          </table:table-cell>
          <table:table-cell table:formula="of:=[.B4]*[.B16]" office:value-type="float" office:value="19.2" calcext:value-type="float">
            <text:p>19.2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 Cont Output:</text:p>
          </table:table-cell>
          <table:table-cell table:formula="of:=[.B17]*[.B5]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 30s discharge:</text:p>
          </table:table-cell>
          <table:table-cell table:formula="of:=[.B17]*[.B6]"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 max discharge:</text:p>
          </table:table-cell>
          <table:table-cell table:formula="of:=[.B17]*[.B11]"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short output:</text:p>
          </table:table-cell>
          <table:table-cell table:formula="of:=[.B17]*[.B13]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 current:</text:p>
          </table:table-cell>
          <table:table-cell table:formula="of:=[.B17]*[.B7]"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st Power:</text:p>
          </table:table-cell>
          <table:table-cell table:style-name="ce2" table:formula="of:=[.B20]*[.B21]" office:value-type="float" office:value="384" calcext:value-type="float">
            <text:p>38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s Power:</text:p>
          </table:table-cell>
          <table:table-cell table:style-name="ce2" table:formula="of:=[.B20]*[.B22]" office:value-type="float" office:value="998.4" calcext:value-type="float">
            <text:p>99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Power:</text:p>
          </table:table-cell>
          <table:table-cell table:style-name="ce2" table:formula="of:=[.B20]*[.B23]" office:value-type="float" office:value="1612.8" calcext:value-type="float">
            <text:p>16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Short Power:</text:p>
          </table:table-cell>
          <table:table-cell table:style-name="ce2" table:formula="of:=[.B20]*[.B24]" office:value-type="float" office:value="5760" calcext:value-type="float">
            <text:p>576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ith 40A fuse fitted, 2s works quite well. Constant output is within range and peak output within rang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w does motor performance work with 0.4kW constant and 1kW 30s peak?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07:44.586720627</meta:creation-date>
    <meta:generator>LibreOffice/5.1.6.2$Linux_X86_64 LibreOffice_project/10m0$Build-2</meta:generator>
    <dc:date>2018-06-14T02:42:28.607414466</dc:date>
    <meta:editing-duration>PT23M10S</meta:editing-duration>
    <meta:editing-cycles>3</meta:editing-cycles>
    <meta:document-statistic meta:table-count="1" meta:cell-count="84" meta:object-count="0"/>
  </office:meta>
</office:document-meta>
</file>